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F0000020E2CE63E80.png" manifest:media-type=""/>
  <manifest:file-entry manifest:full-path="Pictures/10000000000003860000021843DB735E.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5cd0d" officeooo:paragraph-rsid="0015cd0d" style:font-weight-asian="bold" style:font-weight-complex="bold"/>
    </style:style>
    <style:style style:name="P3"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4" style:family="paragraph" style:parent-style-name="Standard">
      <style:paragraph-properties fo:break-before="page"/>
      <style:text-properties officeooo:rsid="001b13dc" officeooo:paragraph-rsid="001b13dc"/>
    </style:style>
    <style:style style:name="P5" style:family="paragraph" style:parent-style-name="Standard">
      <style:paragraph-properties fo:break-before="page"/>
      <style:text-properties officeooo:rsid="001ee108" officeooo:paragraph-rsid="001ee108"/>
    </style:style>
    <style:style style:name="P6" style:family="paragraph" style:parent-style-name="Standard">
      <style:paragraph-properties fo:break-before="page"/>
      <style:text-properties officeooo:rsid="002192d9" officeooo:paragraph-rsid="002192d9"/>
    </style:style>
    <style:style style:name="P7" style:family="paragraph" style:parent-style-name="Standard">
      <style:text-properties officeooo:rsid="0015cd0d" officeooo:paragraph-rsid="0015cd0d"/>
    </style:style>
    <style:style style:name="P8" style:family="paragraph" style:parent-style-name="Standard">
      <style:text-properties officeooo:rsid="0017e38f" officeooo:paragraph-rsid="0017e38f"/>
    </style:style>
    <style:style style:name="P9" style:family="paragraph" style:parent-style-name="Standard">
      <style:text-properties officeooo:rsid="00197883" officeooo:paragraph-rsid="00197883"/>
    </style:style>
    <style:style style:name="P10" style:family="paragraph" style:parent-style-name="Standard">
      <style:text-properties officeooo:rsid="001a4090" officeooo:paragraph-rsid="001a4090"/>
    </style:style>
    <style:style style:name="P11" style:family="paragraph" style:parent-style-name="Standard">
      <style:text-properties officeooo:rsid="001b13dc" officeooo:paragraph-rsid="001b13dc"/>
    </style:style>
    <style:style style:name="P12" style:family="paragraph" style:parent-style-name="Standard">
      <style:text-properties officeooo:rsid="001e28bc" officeooo:paragraph-rsid="001e28bc"/>
    </style:style>
    <style:style style:name="P13"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14" style:family="paragraph" style:parent-style-name="Standard">
      <style:text-properties officeooo:rsid="001ee108" officeooo:paragraph-rsid="001ee108"/>
    </style:style>
    <style:style style:name="P15" style:family="paragraph" style:parent-style-name="Standard">
      <style:text-properties officeooo:rsid="00203c66" officeooo:paragraph-rsid="00203c66"/>
    </style:style>
    <style:style style:name="P16" style:family="paragraph" style:parent-style-name="Standard">
      <style:text-properties officeooo:rsid="002192d9" officeooo:paragraph-rsid="002192d9"/>
    </style:style>
    <style:style style:name="P17" style:family="paragraph" style:parent-style-name="Standard">
      <style:text-properties officeooo:rsid="00230164" officeooo:paragraph-rsid="00230164"/>
    </style:style>
    <style:style style:name="P18" style:family="paragraph" style:parent-style-name="Standard">
      <style:text-properties officeooo:rsid="0024f305" officeooo:paragraph-rsid="0024f305"/>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e28b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3">May 28</text:p>
      <text:p text:style-name="P1">Data from yesterday still looks bad.</text:p>
      <text:p text:style-name="P1"><draw:frame draw:style-name="fr2"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8">Setup github.</text:p>
      <text:p text:style-name="P9">Data is greatly improved with more statistics. See May28*-100* for plots.</text:p>
      <text:p text:style-name="P10">Biggest issue is now the processing time. Need to make hdf5 reader more efficient.</text:p>
      <text:p text:style-name="P11">Need to prepare <text:span text:style-name="T2">talk.</text:span></text:p>
      <text:p text:style-name="P4"/>
      <text:p text:style-name="P13">May 29</text:p>
      <text:p text:style-name="P12">Worked on talk.</text:p>
      <text:p text:style-name="P12">Processed data.</text:p>
      <text:p text:style-name="P5"><text:span text:style-name="T1">May 31</text:span></text:p>
      <text:p text:style-name="P14">Processed data to be used in talk. Finished preparing talk.</text:p>
      <text:p text:style-name="P14"/>
      <text:p text:style-name="P5"><text:span text:style-name="T1">June 1</text:span></text:p>
      <text:p text:style-name="P14">Photo-detector meeting with talk.</text:p>
      <text:p text:style-name="P14">Now need to address cross-talk.</text:p>
      <text:p text:style-name="P15">Met with Fabrice and got new objectives.</text:p>
      <text:p text:style-name="P15">Now need to stagger hours to maximize data taking. Will work 16 hours/day in total.</text:p>
      <text:p text:style-name="P15">12 SiPMs to be measured. Will measure &lt;PE&gt;, &lt;DN&gt;, and &lt;avalanche&gt;.</text:p>
      <text:p text:style-name="P15"/>
      <text:p text:style-name="P6"><text:span text:style-name="T1">June 2</text:span></text:p>
      <text:p text:style-name="P16">Showed Paul how code works.</text:p>
      <text:p text:style-name="P16">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6"><draw:frame draw:style-name="fr1" draw:name="graphics2" text:anchor-type="paragraph" svg:width="5.9736in" svg:height="4.7429in" draw:z-index="2"><draw:image xlink:href="Pictures/10000000000003860000021843DB735E.png" xlink:type="simple" xlink:show="embed" xlink:actuate="onLoad"/></draw:frame></text:p>
      <text:p text:style-name="P16">More data is being taken by Paul.</text:p>
      <text:p text:style-name="P16">Working on afterpulse. Will simply integrate WF after the dark noise pulse at the tigger point.</text:p>
      <text:p text:style-name="P17">Processed Bottom_Top4 data. This is &lt;PE&gt; data for the MEG with proper OV.</text:p>
      <text:p text:style-name="P18"><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8">Initial problem with automation was too few bins.</text:p>
      <text:p text:style-name="P18">Implemented afterpulse. Testing both afterpulse and crosstalk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6-02T17:54:48.884392054</dc:date>
    <meta:editing-duration>P5DT3H5M58S</meta:editing-duration>
    <meta:editing-cycles>11</meta:editing-cycles>
    <meta:generator>LibreOffice/4.1.6.2$Linux_X86_64 LibreOffice_project/410m0$Build-2</meta:generator>
    <meta:document-statistic meta:table-count="0" meta:image-count="3" meta:object-count="1" meta:page-count="8" meta:paragraph-count="38" meta:word-count="400" meta:character-count="2281" meta:non-whitespace-character-count="19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717cm" svg:y="1.043cm" svg:width="11.157cm" svg:height="6.72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